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bullet text:level="2" text:style-name="WW_CharLFO2LVL2" text:bullet-char="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/>
    </style:style>
    <style:style style:name="P2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4" style:parent-style-name="Standard" style:list-style-name="LFO1" style:family="paragraph"/>
    <style:style style:name="T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6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P7" style:parent-style-name="Standard" style:list-style-name="LFO1" style:family="paragraph">
      <style:text-properties fo:font-size="14pt" style:font-size-asian="14pt" style:font-size-complex="14pt"/>
    </style:style>
    <style:style style:name="P8" style:parent-style-name="Standard" style:list-style-name="LFO1" style:family="paragraph">
      <style:text-properties fo:font-size="14pt" style:font-size-asian="14pt" style:font-size-complex="14pt"/>
    </style:style>
    <style:style style:name="P9" style:parent-style-name="Standard" style:list-style-name="LFO1" style:family="paragraph">
      <style:text-properties fo:font-size="14pt" style:font-size-asian="14pt" style:font-size-complex="14pt"/>
    </style:style>
    <style:style style:name="P10" style:parent-style-name="Standard" style:family="paragraph">
      <style:text-properties fo:font-size="14pt" style:font-size-asian="14pt" style:font-size-complex="14pt"/>
    </style:style>
    <style:style style:name="P11" style:parent-style-name="Standard" style:family="paragraph">
      <style:text-properties fo:font-size="14pt" style:font-size-asian="14pt" style:font-size-complex="14pt"/>
    </style:style>
    <style:style style:name="P12" style:parent-style-name="Standard" style:family="paragraph">
      <style:text-properties fo:font-size="14pt" style:font-size-asian="14pt" style:font-size-complex="14pt"/>
    </style:style>
    <style:style style:name="P13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4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5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16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17" style:parent-style-name="Standard" style:list-style-name="LFO2" style:family="paragraph">
      <style:text-properties fo:font-size="14pt" style:font-size-asian="14pt" style:font-size-complex="14pt"/>
    </style:style>
    <style:style style:name="P18" style:parent-style-name="Standard" style:list-style-name="LFO2" style:family="paragraph">
      <style:text-properties fo:font-size="14pt" style:font-size-asian="14pt" style:font-size-complex="14pt"/>
    </style:style>
    <style:style style:name="P19" style:parent-style-name="Standard" style:list-style-name="LFO2" style:family="paragraph">
      <style:text-properties fo:font-size="14pt" style:font-size-asian="14pt" style:font-size-complex="14pt"/>
    </style:style>
    <style:style style:name="P20" style:parent-style-name="Standard" style:list-style-name="LFO2" style:family="paragraph">
      <style:text-properties fo:font-size="14pt" style:font-size-asian="14pt" style:font-size-complex="14pt"/>
    </style:style>
    <style:style style:name="P21" style:parent-style-name="Standard" style:list-style-name="LFO2" style:family="paragraph">
      <style:text-properties fo:font-size="14pt" style:font-size-asian="14pt" style:font-size-complex="14pt" fo:language="en" fo:country="US"/>
    </style:style>
    <style:style style:name="P22" style:parent-style-name="Standard" style:list-style-name="LFO2" style:family="paragraph">
      <style:text-properties fo:font-size="14pt" style:font-size-asian="14pt" style:font-size-complex="14pt" fo:language="en" fo:country="US"/>
    </style:style>
    <style:style style:name="P23" style:parent-style-name="Standard" style:list-style-name="LFO2" style:family="paragraph"/>
    <style:style style:name="T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" style:parent-style-name="Основнойшрифтабзаца" style:family="text">
      <style:text-properties fo:font-size="14pt" style:font-size-asian="14pt" style:font-size-complex="14pt"/>
    </style:style>
    <style:style style:name="T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" style:parent-style-name="Основнойшрифтабзаца" style:family="text">
      <style:text-properties fo:font-size="14pt" style:font-size-asian="14pt" style:font-size-complex="14pt"/>
    </style:style>
    <style:style style:name="T28" style:parent-style-name="Основнойшрифтабзаца" style:family="text">
      <style:text-properties fo:font-size="14pt" style:font-size-asian="14pt" style:font-size-complex="14pt"/>
    </style:style>
    <style:style style:name="T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" style:parent-style-name="Основнойшрифтабзаца" style:family="text">
      <style:text-properties fo:font-size="14pt" style:font-size-asian="14pt" style:font-size-complex="14pt"/>
    </style:style>
    <style:style style:name="T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2" style:parent-style-name="Основнойшрифтабзаца" style:family="text">
      <style:text-properties fo:font-size="14pt" style:font-size-asian="14pt" style:font-size-complex="14pt"/>
    </style:style>
    <style:style style:name="T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4" style:parent-style-name="Основнойшрифтабзаца" style:family="text">
      <style:text-properties fo:font-size="14pt" style:font-size-asian="14pt" style:font-size-complex="14pt"/>
    </style:style>
    <style:style style:name="T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6" style:parent-style-name="Основнойшрифтабзаца" style:family="text">
      <style:text-properties fo:font-size="14pt" style:font-size-asian="14pt" style:font-size-complex="14pt"/>
    </style:style>
    <style:style style:name="T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8" style:parent-style-name="Основнойшрифтабзаца" style:family="text">
      <style:text-properties fo:font-size="14pt" style:font-size-asian="14pt" style:font-size-complex="14pt"/>
    </style:style>
    <style:style style:name="T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40" style:parent-style-name="Основнойшрифтабзаца" style:family="text">
      <style:text-properties fo:font-size="14pt" style:font-size-asian="14pt" style:font-size-complex="14pt"/>
    </style:style>
    <style:style style:name="T41" style:parent-style-name="Основнойшрифтабзаца" style:family="text">
      <style:text-properties fo:font-size="14pt" style:font-size-asian="14pt" style:font-size-complex="14pt"/>
    </style:style>
    <style:style style:name="P42" style:parent-style-name="Standard" style:family="paragraph">
      <style:paragraph-properties fo:text-indent="0.4923in"/>
      <style:text-properties fo:font-size="14pt" style:font-size-asian="14pt" style:font-size-complex="14pt"/>
    </style:style>
    <style:style style:name="P43" style:parent-style-name="Standard" style:family="paragraph">
      <style:paragraph-properties fo:margin-left="0.5in">
        <style:tab-stops/>
      </style:paragraph-properties>
      <style:text-properties fo:font-size="14pt" style:font-size-asian="14pt" style:font-size-complex="14pt"/>
    </style:style>
    <style:style style:name="P44" style:parent-style-name="Standard" style:family="paragraph">
      <style:text-properties fo:font-weight="bold" style:font-weight-asian="bold" style:font-weight-complex="bold" fo:font-size="14pt" style:font-size-asian="14pt" style:font-size-complex="14pt"/>
    </style:style>
    <style:style style:name="P45" style:parent-style-name="Standard" style:family="paragraph">
      <style:text-properties fo:font-size="14pt" style:font-size-asian="14pt" style:font-size-complex="14pt"/>
    </style:style>
    <style:style style:name="P46" style:parent-style-name="Standard" style:family="paragraph">
      <style:text-properties fo:font-size="14pt" style:font-size-asian="14pt" style:font-size-complex="14pt"/>
    </style:style>
    <style:style style:name="P47" style:parent-style-name="Standard" style:family="paragraph">
      <style:text-properties fo:font-size="14pt" style:font-size-asian="14pt" style:font-size-complex="14pt"/>
    </style:style>
    <style:style style:name="P48" style:parent-style-name="Standard" style:family="paragraph">
      <style:text-properties fo:font-size="14pt" style:font-size-asian="14pt" style:font-size-complex="14pt"/>
    </style:style>
    <style:style style:name="P49" style:parent-style-name="Standard" style:family="paragraph">
      <style:text-properties fo:font-size="14pt" style:font-size-asian="14pt" style:font-size-complex="14pt"/>
    </style:style>
    <style:style style:name="P50" style:parent-style-name="Standard" style:family="paragraph">
      <style:text-properties fo:font-size="14pt" style:font-size-asian="14pt" style:font-size-complex="14pt"/>
    </style:style>
    <style:style style:name="P51" style:parent-style-name="Standard" style:family="paragraph">
      <style:text-properties fo:font-size="14pt" style:font-size-asian="14pt" style:font-size-complex="14pt"/>
    </style:style>
    <style:style style:name="T52" style:parent-style-name="Основнойшрифтабзаца" style:family="text">
      <style:text-properties fo:font-size="14pt" style:font-size-asian="14pt" style:font-size-complex="14pt"/>
    </style:style>
    <style:style style:name="P53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P54" style:parent-style-name="Standard" style:list-style-name="LFO4" style:family="paragraph"/>
    <style:style style:name="T55" style:parent-style-name="Основнойшрифтабзаца" style:family="text">
      <style:text-properties fo:font-size="14pt" style:font-size-asian="14pt" style:font-size-complex="14pt"/>
    </style:style>
    <style:style style:name="T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57" style:parent-style-name="Основнойшрифтабзаца" style:family="text">
      <style:text-properties fo:font-size="14pt" style:font-size-asian="14pt" style:font-size-complex="14pt"/>
    </style:style>
    <style:style style:name="P58" style:parent-style-name="Standard" style:list-style-name="LFO4" style:family="paragraph"/>
    <style:style style:name="T59" style:parent-style-name="Основнойшрифтабзаца" style:family="text">
      <style:text-properties fo:font-size="14pt" style:font-size-asian="14pt" style:font-size-complex="14pt"/>
    </style:style>
    <style:style style:name="T60" style:parent-style-name="Основнойшрифтабзаца" style:family="text">
      <style:text-properties fo:font-size="14pt" style:font-size-asian="14pt" style:font-size-complex="14pt"/>
    </style:style>
    <style:style style:name="T61" style:parent-style-name="Основнойшрифтабзаца" style:family="text">
      <style:text-properties fo:font-size="14pt" style:font-size-asian="14pt" style:font-size-complex="14pt"/>
    </style:style>
    <style:style style:name="T62" style:parent-style-name="Основнойшрифтабзаца" style:family="text">
      <style:text-properties fo:font-size="14pt" style:font-size-asian="14pt" style:font-size-complex="14pt"/>
    </style:style>
    <style:style style:name="T63" style:parent-style-name="Основнойшрифтабзаца" style:family="text">
      <style:text-properties fo:font-size="14pt" style:font-size-asian="14pt" style:font-size-complex="14pt"/>
    </style:style>
    <style:style style:name="T64" style:parent-style-name="Основнойшрифтабзаца" style:family="text">
      <style:text-properties fo:font-size="14pt" style:font-size-asian="14pt" style:font-size-complex="14pt"/>
    </style:style>
    <style:style style:name="T65" style:parent-style-name="Основнойшрифтабзаца" style:family="text">
      <style:text-properties fo:font-size="14pt" style:font-size-asian="14pt" style:font-size-complex="14pt"/>
    </style:style>
    <style:style style:name="P66" style:parent-style-name="Standard" style:list-style-name="LFO4" style:family="paragraph"/>
    <style:style style:name="T67" style:parent-style-name="Основнойшрифтабзаца" style:family="text">
      <style:text-properties fo:font-size="14pt" style:font-size-asian="14pt" style:font-size-complex="14pt"/>
    </style:style>
    <style:style style:name="T68" style:parent-style-name="Основнойшрифтабзаца" style:family="text">
      <style:text-properties fo:font-size="14pt" style:font-size-asian="14pt" style:font-size-complex="14pt"/>
    </style:style>
    <style:style style:name="T69" style:parent-style-name="Основнойшрифтабзаца" style:family="text">
      <style:text-properties fo:font-size="14pt" style:font-size-asian="14pt" style:font-size-complex="14pt"/>
    </style:style>
    <style:style style:name="T70" style:parent-style-name="Основнойшрифтабзаца" style:family="text">
      <style:text-properties fo:font-size="14pt" style:font-size-asian="14pt" style:font-size-complex="14pt"/>
    </style:style>
    <style:style style:name="T71" style:parent-style-name="Основнойшрифтабзаца" style:family="text">
      <style:text-properties fo:font-size="14pt" style:font-size-asian="14pt" style:font-size-complex="14pt"/>
    </style:style>
    <style:style style:name="T72" style:parent-style-name="Основнойшрифтабзаца" style:family="text">
      <style:text-properties fo:font-size="14pt" style:font-size-asian="14pt" style:font-size-complex="14pt"/>
    </style:style>
    <style:style style:name="T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4" style:parent-style-name="Основнойшрифтабзаца" style:family="text">
      <style:text-properties fo:font-size="14pt" style:font-size-asian="14pt" style:font-size-complex="14pt"/>
    </style:style>
    <style:style style:name="P75" style:parent-style-name="Standard" style:list-style-name="LFO4" style:family="paragraph"/>
    <style:style style:name="T76" style:parent-style-name="Основнойшрифтабзаца" style:family="text">
      <style:text-properties fo:font-size="14pt" style:font-size-asian="14pt" style:font-size-complex="14pt"/>
    </style:style>
    <style:style style:name="T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78" style:parent-style-name="Основнойшрифтабзаца" style:family="text">
      <style:text-properties fo:font-size="14pt" style:font-size-asian="14pt" style:font-size-complex="14pt"/>
    </style:style>
    <style:style style:name="T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80" style:parent-style-name="Основнойшрифтабзаца" style:family="text">
      <style:text-properties fo:font-size="14pt" style:font-size-asian="14pt" style:font-size-complex="14pt"/>
    </style:style>
    <style:style style:name="P81" style:parent-style-name="Standard" style:list-style-name="LFO4" style:family="paragraph"/>
    <style:style style:name="T82" style:parent-style-name="Основнойшрифтабзаца" style:family="text">
      <style:text-properties fo:font-size="14pt" style:font-size-asian="14pt" style:font-size-complex="14pt"/>
    </style:style>
    <style:style style:name="T83" style:parent-style-name="Основнойшрифтабзаца" style:family="text">
      <style:text-properties fo:font-size="14pt" style:font-size-asian="14pt" style:font-size-complex="14pt"/>
    </style:style>
    <style:style style:name="T84" style:parent-style-name="Основнойшрифтабзаца" style:family="text">
      <style:text-properties fo:font-size="14pt" style:font-size-asian="14pt" style:font-size-complex="14pt"/>
    </style:style>
    <style:style style:name="P85" style:parent-style-name="Standard" style:list-style-name="LFO4" style:family="paragraph"/>
    <style:style style:name="T86" style:parent-style-name="Основнойшрифтабзаца" style:family="text">
      <style:text-properties fo:font-size="14pt" style:font-size-asian="14pt" style:font-size-complex="14pt"/>
    </style:style>
    <style:style style:name="T87" style:parent-style-name="Основнойшрифтабзаца" style:family="text">
      <style:text-properties fo:font-size="14pt" style:font-size-asian="14pt" style:font-size-complex="14pt"/>
    </style:style>
    <style:style style:name="T88" style:parent-style-name="Основнойшрифтабзаца" style:family="text">
      <style:text-properties fo:font-size="14pt" style:font-size-asian="14pt" style:font-size-complex="14pt"/>
    </style:style>
    <style:style style:name="T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0" style:parent-style-name="Основнойшрифтабзаца" style:family="text">
      <style:text-properties fo:font-size="14pt" style:font-size-asian="14pt" style:font-size-complex="14pt"/>
    </style:style>
    <style:style style:name="P91" style:parent-style-name="Standard" style:list-style-name="LFO4" style:family="paragraph"/>
    <style:style style:name="T92" style:parent-style-name="Основнойшрифтабзаца" style:family="text">
      <style:text-properties fo:font-size="14pt" style:font-size-asian="14pt" style:font-size-complex="14pt"/>
    </style:style>
    <style:style style:name="T93" style:parent-style-name="Основнойшрифтабзаца" style:family="text">
      <style:text-properties fo:font-size="14pt" style:font-size-asian="14pt" style:font-size-complex="14pt"/>
    </style:style>
    <style:style style:name="P94" style:parent-style-name="Standard" style:list-style-name="LFO4" style:family="paragraph">
      <style:text-properties fo:font-size="14pt" style:font-size-asian="14pt" style:font-size-complex="14pt"/>
    </style:style>
    <style:style style:name="P95" style:parent-style-name="Standard" style:list-style-name="LFO4" style:family="paragraph"/>
    <style:style style:name="T96" style:parent-style-name="Основнойшрифтабзаца" style:family="text">
      <style:text-properties fo:font-size="14pt" style:font-size-asian="14pt" style:font-size-complex="14pt"/>
    </style:style>
    <style:style style:name="T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98" style:parent-style-name="Основнойшрифтабзаца" style:family="text">
      <style:text-properties fo:font-size="14pt" style:font-size-asian="14pt" style:font-size-complex="14pt"/>
    </style:style>
    <style:style style:name="T99" style:parent-style-name="Основнойшрифтабзаца" style:family="text">
      <style:text-properties fo:font-size="14pt" style:font-size-asian="14pt" style:font-size-complex="14pt"/>
    </style:style>
    <style:style style:name="P100" style:parent-style-name="Standard" style:list-style-name="LFO4" style:family="paragraph"/>
    <style:style style:name="T101" style:parent-style-name="Основнойшрифтабзаца" style:family="text">
      <style:text-properties fo:font-size="14pt" style:font-size-asian="14pt" style:font-size-complex="14pt"/>
    </style:style>
    <style:style style:name="T1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3" style:parent-style-name="Основнойшрифтабзаца" style:family="text">
      <style:text-properties fo:font-size="14pt" style:font-size-asian="14pt" style:font-size-complex="14pt"/>
    </style:style>
    <style:style style:name="T104" style:parent-style-name="Основнойшрифтабзаца" style:family="text">
      <style:text-properties fo:font-size="14pt" style:font-size-asian="14pt" style:font-size-complex="14pt"/>
    </style:style>
    <style:style style:name="P105" style:parent-style-name="Standard" style:family="paragraph">
      <style:paragraph-properties fo:margin-left="0.5in">
        <style:tab-stops/>
      </style:paragraph-properties>
    </style:style>
    <style:style style:name="T106" style:parent-style-name="Основнойшрифтабзаца" style:family="text">
      <style:text-properties fo:font-size="14pt" style:font-size-asian="14pt" style:font-size-complex="14pt"/>
    </style:style>
    <style:style style:name="T1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08" style:parent-style-name="Основнойшрифтабзаца" style:family="text">
      <style:text-properties fo:font-size="14pt" style:font-size-asian="14pt" style:font-size-complex="14pt"/>
    </style:style>
    <style:style style:name="P109" style:parent-style-name="Standard" style:list-style-name="LFO4" style:family="paragraph"/>
    <style:style style:name="T110" style:parent-style-name="Основнойшрифтабзаца" style:family="text">
      <style:text-properties fo:font-size="14pt" style:font-size-asian="14pt" style:font-size-complex="14pt"/>
    </style:style>
    <style:style style:name="P111" style:parent-style-name="Standard" style:list-style-name="LFO4" style:family="paragraph"/>
    <style:style style:name="T112" style:parent-style-name="Основнойшрифтабзаца" style:family="text">
      <style:text-properties fo:font-size="14pt" style:font-size-asian="14pt" style:font-size-complex="14pt"/>
    </style:style>
    <style:style style:name="T113" style:parent-style-name="Основнойшрифтабзаца" style:family="text">
      <style:text-properties fo:font-size="14pt" style:font-size-asian="14pt" style:font-size-complex="14pt"/>
    </style:style>
    <style:style style:name="T114" style:parent-style-name="Основнойшрифтабзаца" style:family="text">
      <style:text-properties fo:font-size="14pt" style:font-size-asian="14pt" style:font-size-complex="14pt"/>
    </style:style>
    <style:style style:name="T1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6" style:parent-style-name="Основнойшрифтабзаца" style:family="text">
      <style:text-properties fo:font-size="14pt" style:font-size-asian="14pt" style:font-size-complex="14pt"/>
    </style:style>
    <style:style style:name="T1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18" style:parent-style-name="Основнойшрифтабзаца" style:family="text">
      <style:text-properties fo:font-size="14pt" style:font-size-asian="14pt" style:font-size-complex="14pt"/>
    </style:style>
    <style:style style:name="T1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0" style:parent-style-name="Основнойшрифтабзаца" style:family="text">
      <style:text-properties fo:font-size="14pt" style:font-size-asian="14pt" style:font-size-complex="14pt"/>
    </style:style>
    <style:style style:name="P121" style:parent-style-name="Standard" style:list-style-name="LFO4" style:family="paragraph"/>
    <style:style style:name="T122" style:parent-style-name="Основнойшрифтабзаца" style:family="text">
      <style:text-properties fo:font-size="14pt" style:font-size-asian="14pt" style:font-size-complex="14pt"/>
    </style:style>
    <style:style style:name="T1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4" style:parent-style-name="Основнойшрифтабзаца" style:family="text">
      <style:text-properties fo:font-size="14pt" style:font-size-asian="14pt" style:font-size-complex="14pt"/>
    </style:style>
    <style:style style:name="T1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6" style:parent-style-name="Основнойшрифтабзаца" style:family="text">
      <style:text-properties fo:font-size="14pt" style:font-size-asian="14pt" style:font-size-complex="14pt"/>
    </style:style>
    <style:style style:name="T1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28" style:parent-style-name="Основнойшрифтабзаца" style:family="text">
      <style:text-properties fo:font-size="14pt" style:font-size-asian="14pt" style:font-size-complex="14pt"/>
    </style:style>
    <style:style style:name="P129" style:parent-style-name="Standard" style:list-style-name="LFO4" style:family="paragraph"/>
    <style:style style:name="T130" style:parent-style-name="Основнойшрифтабзаца" style:family="text">
      <style:text-properties fo:font-size="14pt" style:font-size-asian="14pt" style:font-size-complex="14pt"/>
    </style:style>
    <style:style style:name="T1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2" style:parent-style-name="Основнойшрифтабзаца" style:family="text">
      <style:text-properties fo:font-size="14pt" style:font-size-asian="14pt" style:font-size-complex="14pt"/>
    </style:style>
    <style:style style:name="P133" style:parent-style-name="Standard" style:list-style-name="LFO4" style:family="paragraph"/>
    <style:style style:name="T134" style:parent-style-name="Основнойшрифтабзаца" style:family="text">
      <style:text-properties fo:font-size="14pt" style:font-size-asian="14pt" style:font-size-complex="14pt"/>
    </style:style>
    <style:style style:name="T1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36" style:parent-style-name="Основнойшрифтабзаца" style:family="text">
      <style:text-properties fo:font-size="14pt" style:font-size-asian="14pt" style:font-size-complex="14pt"/>
    </style:style>
    <style:style style:name="T137" style:parent-style-name="Основнойшрифтабзаца" style:family="text">
      <style:text-properties fo:font-size="14pt" style:font-size-asian="14pt" style:font-size-complex="14pt"/>
    </style:style>
    <style:style style:name="P138" style:parent-style-name="Standard" style:list-style-name="LFO4" style:family="paragraph"/>
    <style:style style:name="T139" style:parent-style-name="Основнойшрифтабзаца" style:family="text">
      <style:text-properties fo:font-size="14pt" style:font-size-asian="14pt" style:font-size-complex="14pt"/>
    </style:style>
    <style:style style:name="T1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41" style:parent-style-name="Основнойшрифтабзаца" style:family="text">
      <style:text-properties fo:font-size="14pt" style:font-size-asian="14pt" style:font-size-complex="14pt"/>
    </style:style>
    <style:style style:name="T142" style:parent-style-name="Основнойшрифтабзаца" style:family="text">
      <style:text-properties fo:font-size="14pt" style:font-size-asian="14pt" style:font-size-complex="14pt"/>
    </style:style>
    <style:style style:name="P143" style:parent-style-name="Standard" style:list-style-name="LFO6" style:family="paragraph"/>
    <style:style style:name="T144" style:parent-style-name="Основнойшрифтабзаца" style:family="text">
      <style:text-properties fo:font-size="14pt" style:font-size-asian="14pt" style:font-size-complex="14pt"/>
    </style:style>
    <style:style style:name="T145" style:parent-style-name="Основнойшрифтабзаца" style:family="text">
      <style:text-properties fo:font-size="14pt" style:font-size-asian="14pt" style:font-size-complex="14pt"/>
    </style:style>
    <style:style style:name="T146" style:parent-style-name="Основнойшрифтабзаца" style:family="text">
      <style:text-properties fo:font-size="14pt" style:font-size-asian="14pt" style:font-size-complex="14pt"/>
    </style:style>
    <style:style style:name="T147" style:parent-style-name="Основнойшрифтабзаца" style:family="text">
      <style:text-properties fo:font-size="14pt" style:font-size-asian="14pt" style:font-size-complex="14pt"/>
    </style:style>
    <style:style style:name="T148" style:parent-style-name="Основнойшрифтабзаца" style:family="text">
      <style:text-properties fo:font-size="14pt" style:font-size-asian="14pt" style:font-size-complex="14pt"/>
    </style:style>
    <style:style style:name="T149" style:parent-style-name="Основнойшрифтабзаца" style:family="text">
      <style:text-properties fo:font-size="14pt" style:font-size-asian="14pt" style:font-size-complex="14pt"/>
    </style:style>
    <style:style style:name="T150" style:parent-style-name="Основнойшрифтабзаца" style:family="text">
      <style:text-properties fo:font-size="14pt" style:font-size-asian="14pt" style:font-size-complex="14pt"/>
    </style:style>
    <style:style style:name="T151" style:parent-style-name="Основнойшрифтабзаца" style:family="text">
      <style:text-properties fo:font-size="14pt" style:font-size-asian="14pt" style:font-size-complex="14pt"/>
    </style:style>
    <style:style style:name="T152" style:parent-style-name="Основнойшрифтабзаца" style:family="text">
      <style:text-properties fo:font-size="14pt" style:font-size-asian="14pt" style:font-size-complex="14pt"/>
    </style:style>
    <style:style style:name="T153" style:parent-style-name="Основнойшрифтабзаца" style:family="text">
      <style:text-properties fo:font-size="14pt" style:font-size-asian="14pt" style:font-size-complex="14pt"/>
    </style:style>
    <style:style style:name="T154" style:parent-style-name="Основнойшрифтабзаца" style:family="text">
      <style:text-properties fo:font-size="14pt" style:font-size-asian="14pt" style:font-size-complex="14pt"/>
    </style:style>
    <style:style style:name="T155" style:parent-style-name="Основнойшрифтабзаца" style:family="text">
      <style:text-properties fo:font-size="14pt" style:font-size-asian="14pt" style:font-size-complex="14pt"/>
    </style:style>
    <style:style style:name="T156" style:parent-style-name="Основнойшрифтабзаца" style:family="text">
      <style:text-properties fo:font-size="14pt" style:font-size-asian="14pt" style:font-size-complex="14pt"/>
    </style:style>
    <style:style style:name="T1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58" style:parent-style-name="Основнойшрифтабзаца" style:family="text">
      <style:text-properties fo:font-size="14pt" style:font-size-asian="14pt" style:font-size-complex="14pt"/>
    </style:style>
    <style:style style:name="P159" style:parent-style-name="Standard" style:list-style-name="LFO7" style:family="paragraph">
      <style:text-properties fo:font-size="14pt" style:font-size-asian="14pt" style:font-size-complex="14pt"/>
    </style:style>
    <style:style style:name="P160" style:parent-style-name="Standard" style:list-style-name="LFO7" style:family="paragraph"/>
    <style:style style:name="T161" style:parent-style-name="Основнойшрифтабзаца" style:family="text">
      <style:text-properties fo:font-size="14pt" style:font-size-asian="14pt" style:font-size-complex="14pt"/>
    </style:style>
    <style:style style:name="T162" style:parent-style-name="Основнойшрифтабзаца" style:family="text">
      <style:text-properties fo:font-size="14pt" style:font-size-asian="14pt" style:font-size-complex="14pt"/>
    </style:style>
    <style:style style:name="T163" style:parent-style-name="Основнойшрифтабзаца" style:family="text">
      <style:text-properties fo:font-size="14pt" style:font-size-asian="14pt" style:font-size-complex="14pt"/>
    </style:style>
    <style:style style:name="T1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5" style:parent-style-name="Основнойшрифтабзаца" style:family="text">
      <style:text-properties fo:font-size="14pt" style:font-size-asian="14pt" style:font-size-complex="14pt"/>
    </style:style>
    <style:style style:name="T1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7" style:parent-style-name="Основнойшрифтабзаца" style:family="text">
      <style:text-properties fo:font-size="14pt" style:font-size-asian="14pt" style:font-size-complex="14pt"/>
    </style:style>
    <style:style style:name="T1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69" style:parent-style-name="Основнойшрифтабзаца" style:family="text">
      <style:text-properties fo:font-size="14pt" style:font-size-asian="14pt" style:font-size-complex="14pt"/>
    </style:style>
    <style:style style:name="P170" style:parent-style-name="Standard" style:list-style-name="LFO7" style:family="paragraph"/>
    <style:style style:name="T171" style:parent-style-name="Основнойшрифтабзаца" style:family="text">
      <style:text-properties fo:font-size="14pt" style:font-size-asian="14pt" style:font-size-complex="14pt"/>
    </style:style>
    <style:style style:name="T1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3" style:parent-style-name="Основнойшрифтабзаца" style:family="text">
      <style:text-properties fo:font-size="14pt" style:font-size-asian="14pt" style:font-size-complex="14pt"/>
    </style:style>
    <style:style style:name="T1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5" style:parent-style-name="Основнойшрифтабзаца" style:family="text">
      <style:text-properties fo:font-size="14pt" style:font-size-asian="14pt" style:font-size-complex="14pt"/>
    </style:style>
    <style:style style:name="T1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77" style:parent-style-name="Основнойшрифтабзаца" style:family="text">
      <style:text-properties fo:font-size="14pt" style:font-size-asian="14pt" style:font-size-complex="14pt"/>
    </style:style>
    <style:style style:name="P178" style:parent-style-name="Standard" style:list-style-name="LFO7" style:family="paragraph"/>
    <style:style style:name="T179" style:parent-style-name="Основнойшрифтабзаца" style:family="text">
      <style:text-properties fo:font-size="14pt" style:font-size-asian="14pt" style:font-size-complex="14pt"/>
    </style:style>
    <style:style style:name="T1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1" style:parent-style-name="Основнойшрифтабзаца" style:family="text">
      <style:text-properties fo:font-size="14pt" style:font-size-asian="14pt" style:font-size-complex="14pt"/>
    </style:style>
    <style:style style:name="P182" style:parent-style-name="Standard" style:list-style-name="LFO7" style:family="paragraph">
      <style:text-properties fo:font-size="14pt" style:font-size-asian="14pt" style:font-size-complex="14pt"/>
    </style:style>
    <style:style style:name="P183" style:parent-style-name="Standard" style:list-style-name="LFO7" style:family="paragraph"/>
    <style:style style:name="T184" style:parent-style-name="Основнойшрифтабзаца" style:family="text">
      <style:text-properties fo:font-size="14pt" style:font-size-asian="14pt" style:font-size-complex="14pt"/>
    </style:style>
    <style:style style:name="T1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86" style:parent-style-name="Основнойшрифтабзаца" style:family="text">
      <style:text-properties fo:font-size="14pt" style:font-size-asian="14pt" style:font-size-complex="14pt"/>
    </style:style>
    <style:style style:name="T187" style:parent-style-name="Основнойшрифтабзаца" style:family="text">
      <style:text-properties fo:font-size="14pt" style:font-size-asian="14pt" style:font-size-complex="14pt"/>
    </style:style>
    <style:style style:name="T188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89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90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191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9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19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5" style:parent-style-name="Основнойшрифтабзаца" style:family="text">
      <style:text-properties fo:font-size="14pt" style:font-size-asian="14pt" style:font-size-complex="14pt"/>
    </style:style>
    <style:style style:name="T20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0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1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2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3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4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5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6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7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2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3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4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5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6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7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8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89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291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P292" style:parent-style-name="Standard" style:family="paragraph">
      <style:text-properties fo:font-size="16pt" style:font-size-asian="16pt" style:font-size-complex="16pt" fo:language="en" fo:country="US"/>
    </style:style>
    <style:style style:name="T293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94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295" style:parent-style-name="Основнойшрифтабзаца" style:family="text">
      <style:text-properties fo:font-weight="bold" style:font-weight-asian="bold" style:font-weight-complex="bold" fo:font-size="16pt" style:font-size-asian="16pt" style:font-size-complex="16pt"/>
    </style:style>
    <style:style style:name="T296" style:parent-style-name="Гиперссылка" style:family="text">
      <style:text-properties fo:font-size="14pt" style:font-size-asian="14pt" style:font-size-complex="14pt"/>
    </style:style>
    <style:style style:name="P297" style:parent-style-name="Standard" style:family="paragraph">
      <style:paragraph-properties fo:margin-left="0.4923in">
        <style:tab-stops/>
      </style:paragraph-properties>
      <style:text-properties fo:font-size="14pt" style:font-size-asian="14pt" style:font-size-complex="14pt"/>
    </style:style>
    <style:style style:name="P298" style:parent-style-name="Standard" style:family="paragraph">
      <style:text-properties fo:font-weight="bold" style:font-weight-asian="bold" style:font-weight-complex="bold" fo:font-size="16pt" style:font-size-asian="16pt" style:font-size-complex="16pt"/>
    </style:style>
    <style:style style:name="T299" style:parent-style-name="Основнойшрифтабзаца" style:family="text">
      <style:text-properties fo:font-size="14pt" style:font-size-asian="14pt" style:font-size-complex="14pt"/>
    </style:style>
    <style:style style:name="T300" style:parent-style-name="Основнойшрифтабзаца" style:family="text">
      <style:text-properties fo:font-size="14pt" style:font-size-asian="14pt" style:font-size-complex="14pt" fo:language="en" fo:country="US"/>
    </style:style>
    <style:style style:name="T301" style:parent-style-name="Основнойшрифтабзаца" style:family="text">
      <style:text-properties fo:font-size="14pt" style:font-size-asian="14pt" style:font-size-complex="14pt"/>
    </style:style>
    <style:style style:name="T302" style:parent-style-name="Основнойшрифтабзаца" style:family="text">
      <style:text-properties fo:font-size="14pt" style:font-size-asian="14pt" style:font-size-complex="14pt"/>
    </style:style>
    <style:style style:name="T303" style:parent-style-name="Основнойшрифтабзаца" style:family="text">
      <style:text-properties fo:font-size="14pt" style:font-size-asian="14pt" style:font-size-complex="14pt"/>
    </style:style>
    <style:style style:name="T304" style:parent-style-name="Основнойшрифтабзаца" style:family="text">
      <style:text-properties fo:font-size="14pt" style:font-size-asian="14pt" style:font-size-complex="14pt"/>
    </style:style>
    <style:style style:name="T305" style:parent-style-name="Основнойшрифтабзаца" style:family="text">
      <style:text-properties fo:font-size="14pt" style:font-size-asian="14pt" style:font-size-complex="14pt"/>
    </style:style>
    <style:style style:name="T306" style:parent-style-name="Основнойшрифтабзаца" style:family="text">
      <style:text-properties fo:font-size="14pt" style:font-size-asian="14pt" style:font-size-complex="14pt"/>
    </style:style>
    <style:style style:name="T307" style:parent-style-name="Основнойшрифтабзаца" style:family="text">
      <style:text-properties fo:font-size="14pt" style:font-size-asian="14pt" style:font-size-complex="14pt"/>
    </style:style>
    <style:style style:name="T308" style:parent-style-name="Основнойшрифтабзаца" style:family="text">
      <style:text-properties fo:font-size="14pt" style:font-size-asian="14pt" style:font-size-complex="14pt"/>
    </style:style>
    <style:style style:name="T309" style:parent-style-name="Основнойшрифтабзаца" style:family="text">
      <style:text-properties fo:font-size="14pt" style:font-size-asian="14pt" style:font-size-complex="14pt"/>
    </style:style>
    <style:style style:name="T310" style:parent-style-name="Основнойшрифтабзаца" style:family="text">
      <style:text-properties fo:font-size="14pt" style:font-size-asian="14pt" style:font-size-complex="14pt"/>
    </style:style>
    <style:style style:name="T311" style:parent-style-name="Основнойшрифтабзаца" style:family="text">
      <style:text-properties fo:font-size="14pt" style:font-size-asian="14pt" style:font-size-complex="14pt"/>
    </style:style>
    <style:style style:name="T312" style:parent-style-name="Основнойшрифтабзаца" style:family="text">
      <style:text-properties fo:font-size="14pt" style:font-size-asian="14pt" style:font-size-complex="14pt"/>
    </style:style>
    <style:style style:name="T313" style:parent-style-name="Основнойшрифтабзаца" style:family="text">
      <style:text-properties fo:font-size="14pt" style:font-size-asian="14pt" style:font-size-complex="14pt"/>
    </style:style>
    <style:style style:name="T314" style:parent-style-name="Основнойшрифтабзаца" style:family="text">
      <style:text-properties fo:font-size="14pt" style:font-size-asian="14pt" style:font-size-complex="14pt"/>
    </style:style>
    <style:style style:name="T315" style:parent-style-name="Основнойшрифтабзаца" style:family="text">
      <style:text-properties fo:font-size="14pt" style:font-size-asian="14pt" style:font-size-complex="14pt"/>
    </style:style>
    <style:style style:name="T316" style:parent-style-name="Основнойшрифтабзаца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ФИО: Голуб Егор Евгеньевич</text:p>
      <text:p text:style-name="P2">Группа: СКБ251</text:p>
      <text:p text:style-name="P3"/>
      <text:list text:style-name="LFO1" text:continue-numbering="true">
        <text:list-item>
          <text:p text:style-name="P4"><text:span text:style-name="T5">Цель</text:span><text:span text:style-name="T6">:</text:span></text:p>
          <text:list text:continue-numbering="true">
            <text:list-item>
              <text:p text:style-name="P7"><text:s/>Освоить передачу двумерных массивов в функции; <text:s/></text:p>
            </text:list-item>
            <text:list-item>
              <text:p text:style-name="P8"><text:s/>Отработать арифметику указателей при работе с «матрицами»;</text:p>
            </text:list-item>
            <text:list-item>
              <text:p text:style-name="P9"><text:s/>Научиться выполнять простейшую фильтрацию и статистику в многомерных данных.</text:p>
            </text:list-item>
          </text:list>
        </text:list-item>
      </text:list>
      <text:p text:style-name="P10">Вы анализируете данные с температурных датчиков в разных городах.<text:s/></text:p>
      <text:p text:style-name="P11">Каждый ряд — один день (до 30 дней), каждый столбец — измерения за день (до 24 часов).</text:p>
      <text:p text:style-name="P12">Вам нужно написать программу, которая:</text:p>
      <text:p text:style-name="P13">• считывает все значения в динамический массив;<text:s/></text:p>
      <text:p text:style-name="P14">• анализирует данные (среднее, минимум, максимум, выбросы);<text:s/></text:p>
      <text:p text:style-name="P15">• создаёт новый динамический массив, содержащий только значения, превышающие среднее.</text:p>
      <text:p text:style-name="P16">Программа должна:</text:p>
      <text:list text:style-name="LFO2" text:continue-numbering="true">
        <text:list-item>
          <text:p text:style-name="P17">Запросить количество дней d и измерений в дне h;<text:s/></text:p>
        </text:list-item>
        <text:list-item>
          <text:p text:style-name="P18">Создать двумерный динамический массив float** data;</text:p>
        </text:list-item>
        <text:list-item>
          <text:p text:style-name="P19">Считать значения (температуру) с клавиатуры;<text:s/></text:p>
        </text:list-item>
        <text:list-item>
          <text:p text:style-name="P20">Реализовать функции:<text:s/></text:p>
          <text:list text:continue-numbering="true">
            <text:list-item>
              <text:p text:style-name="P21">float dayAverage (float* row, int h);<text:s/></text:p>
            </text:list-item>
            <text:list-item>
              <text:p text:style-name="P22">float overallAverage (float** p, int d, int h); o</text:p>
            </text:list-item>
            <text:list-item>
              <text:p text:style-name="P23"><text:span text:style-name="T24">void</text:span><text:span text:style-name="T25"><text:s/></text:span><text:span text:style-name="T26">showHotDays</text:span><text:span text:style-name="T27"><text:s/></text:span><text:span text:style-name="T28">(</text:span><text:span text:style-name="T29">float</text:span><text:span text:style-name="T30">**<text:s/></text:span><text:span text:style-name="T31">p</text:span><text:span text:style-name="T32">,<text:s/></text:span><text:span text:style-name="T33">int</text:span><text:span text:style-name="T34"><text:s/></text:span><text:span text:style-name="T35">d</text:span><text:span text:style-name="T36">,<text:s/></text:span><text:span text:style-name="T37">int</text:span><text:span text:style-name="T38"><text:s/></text:span><text:span text:style-name="T39">h</text:span><text:span text:style-name="T40">); — выводит дни, где средняя температура &gt; общей средней;</text:span><text:span text:style-name="T41"><text:tab/></text:span></text:p>
            </text:list-item>
          </text:list>
        </text:list-item>
      </text:list>
      <text:p text:style-name="P42">5.<text:s/>Освободить память.</text:p>
      <text:p text:style-name="P43"/>
      <text:p text:style-name="P44">Пример вывода<text:s/></text:p>
      <text:p text:style-name="P45">Введите количество дней: 3<text:s/></text:p>
      <text:p text:style-name="P46">Введите количество измерений в дне: 4<text:s/></text:p>
      <text:p text:style-name="P47">День 1: 10 12 14 11<text:s/></text:p>
      <text:p text:style-name="P48">День 2: 5 4 7 8<text:s/></text:p>
      <text:p text:style-name="P49">День 3: 20 22 25 21<text:s/></text:p>
      <text:p text:style-name="P50">Общая средняя температура:<text:s/>13.25</text:p>
      <text:p text:style-name="P51">Теплые дни:<text:s/></text:p>
      <text:p text:style-name="Standard"><text:span text:style-name="T52">День 3 (среднее = 22.0)</text:span></text:p>
      <text:p text:style-name="P53">2. Описание алгоритма:</text:p>
      <text:list text:style-name="LFO4" text:continue-numbering="true">
        <text:list-item>
          <text:p text:style-name="P54"><text:span text:style-name="T55">Функция для ввода данных в программу (</text:span><text:span text:style-name="T56">inputData</text:span><text:span text:style-name="T57">):</text:span></text:p>
          <text:list text:continue-numbering="true">
            <text:list-item>
              <text:p text:style-name="P58"><text:span text:style-name="T59">Принимает<text:s/></text:span><text:span text:style-name="T60">двойной<text:s/></text:span><text:span text:style-name="T61">указатель на</text:span><text:span text:style-name="T62"><text:s/>двойной</text:span><text:span text:style-name="T63"><text:s/>массив, куда записываются данные (float*</text:span><text:span text:style-name="T64">*</text:span><text:span text:style-name="T65"><text:s/>const p)</text:span></text:p>
            </text:list-item>
            <text:list-item>
              <text:p text:style-name="P66"><text:span text:style-name="T67">Количество<text:s/></text:span><text:span text:style-name="T68">дней</text:span><text:span text:style-name="T69">,<text:s/></text:span><text:span text:style-name="T70">строк в массиве<text:s/></text:span><text:span text:style-name="T71">(int</text:span><text:span text:style-name="T72"><text:s/></text:span><text:span text:style-name="T73">d</text:span><text:span text:style-name="T74">)</text:span></text:p>
            </text:list-item>
            <text:list-item>
              <text:p text:style-name="P75"><text:span text:style-name="T76">Количество измерений в одном дне, количество столбцов в массиве (</text:span><text:span text:style-name="T77">int</text:span><text:span text:style-name="T78"><text:s/></text:span><text:span text:style-name="T79">h</text:span><text:span text:style-name="T80">)</text:span></text:p>
            </text:list-item>
            <text:list-item>
              <text:p text:style-name="P81"><text:span text:style-name="T82">Записывает введённые данные</text:span><text:span text:style-name="T83"><text:s/>для каждого дня</text:span><text:span text:style-name="T84"><text:s/>в массив</text:span></text:p>
            </text:list-item>
          </text:list>
        </text:list-item>
        <text:list-item>
          <text:p text:style-name="P85"><text:span text:style-name="T86">Функция для вычисления средне</text:span><text:span text:style-name="T87">й температуры за один день<text:s/></text:span><text:span text:style-name="T88">(</text:span><text:span text:style-name="T89">dayA</text:span><text:span text:style-name="T90">verage)</text:span></text:p>
          <text:list text:continue-numbering="true">
            <text:list-item>
              <text:p text:style-name="P91"><text:span text:style-name="T92">Принимает указатель на<text:s/></text:span><text:span text:style-name="T93">одну строку в исходном двойном массиве</text:span></text:p>
            </text:list-item>
            <text:list-item>
              <text:p text:style-name="P94">Принимает количество<text:s/>измерений за один день</text:p>
            </text:list-item>
            <text:list-item>
              <text:p text:style-name="P95"><text:span text:style-name="T96">Вычисляет среднее арифметическое всех<text:s/></text:span><text:span text:style-name="T97">h</text:span><text:span text:style-name="T98"><text:s/></text:span><text:span text:style-name="T99">измерений</text:span></text:p>
            </text:list-item>
            <text:list-item>
              <text:p text:style-name="P100"><text:span text:style-name="T101">Возвращает среднее арифметическое всех<text:s/></text:span><text:span text:style-name="T102">h</text:span><text:span text:style-name="T103"><text:s/></text:span><text:span text:style-name="T104">измерений</text:span></text:p>
            </text:list-item>
          </text:list>
        </text:list-item>
      </text:list>
      <text:p text:style-name="P105"><text:span text:style-name="T106">Функция для вычисления средней температуры за все дни (</text:span><text:span text:style-name="T107">overallA</text:span><text:span text:style-name="T108">verage)</text:span></text:p>
      <text:list text:style-name="LFO4" text:continue-numbering="true">
        <text:list-item>
          <text:list>
            <text:list-item>
              <text:p text:style-name="P109"><text:span text:style-name="T110">Принимает двойной указатель на весь массив</text:span></text:p>
            </text:list-item>
            <text:list-item>
              <text:p text:style-name="P111"><text:span text:style-name="T112">Принимает количество строк в массиве</text:span><text:span text:style-name="T113"><text:s/></text:span><text:span text:style-name="T114">(</text:span><text:span text:style-name="T115">const</text:span><text:span text:style-name="T116"><text:s/></text:span><text:span text:style-name="T117">int</text:span><text:span text:style-name="T118"><text:s/></text:span><text:span text:style-name="T119">d</text:span><text:span text:style-name="T120">)</text:span></text:p>
            </text:list-item>
            <text:list-item>
              <text:p text:style-name="P121"><text:span text:style-name="T122">Принимает количество столбцов в массиве (</text:span><text:span text:style-name="T123">const</text:span><text:span text:style-name="T124"><text:s/></text:span><text:span text:style-name="T125">int</text:span><text:span text:style-name="T126"><text:s/></text:span><text:span text:style-name="T127">h</text:span><text:span text:style-name="T128">)</text:span></text:p>
            </text:list-item>
            <text:list-item>
              <text:p text:style-name="P129"><text:span text:style-name="T130">С помощью<text:s/></text:span><text:span text:style-name="T131">dayA</text:span><text:span text:style-name="T132">verage вычисляет среднюю температуру за каждый день</text:span></text:p>
            </text:list-item>
            <text:list-item>
              <text:p text:style-name="P133"><text:span text:style-name="T134">Вычисляет среднее арифметическое средних температур за<text:s/></text:span><text:span text:style-name="T135">d</text:span><text:span text:style-name="T136"><text:s/></text:span><text:span text:style-name="T137">дней</text:span></text:p>
            </text:list-item>
            <text:list-item>
              <text:p text:style-name="P138"><text:span text:style-name="T139">Возвращает среднее арифметическое средних температур за<text:s/></text:span><text:span text:style-name="T140">d</text:span><text:span text:style-name="T141"><text:s/></text:span><text:span text:style-name="T142">дней</text:span></text:p>
            </text:list-item>
          </text:list>
        </text:list-item>
      </text:list>
      <text:list text:style-name="LFO6" text:continue-numbering="true">
        <text:list-item>
          <text:p text:style-name="P143"><text:span text:style-name="T144">Функция для<text:s/></text:span><text:span text:style-name="T145">вывода</text:span><text:span text:style-name="T146"><text:s/></text:span><text:span text:style-name="T147">дней</text:span><text:span text:style-name="T148">,<text:s/></text:span><text:span text:style-name="T149">средняя температура</text:span><text:span text:style-name="T150"><text:s/>котор</text:span><text:span text:style-name="T151">ых</text:span><text:span text:style-name="T152"><text:s/>выше средне</text:span><text:span text:style-name="T153">й</text:span><text:span text:style-name="T154"><text:s/></text:span><text:span text:style-name="T155">температуры всех дней</text:span><text:span text:style-name="T156"><text:s/>(</text:span><text:span text:style-name="T157">showHotDays</text:span><text:span text:style-name="T158">):</text:span></text:p>
        </text:list-item>
      </text:list>
      <text:list text:style-name="LFO7" text:continue-numbering="true">
        <text:list-item>
          <text:p text:style-name="P159">Принимает<text:s/>двойной<text:s/>указатель на весь массив</text:p>
        </text:list-item>
        <text:list-item>
          <text:p text:style-name="P160"><text:span text:style-name="T161">Принимает количество строк в массиве</text:span><text:span text:style-name="T162"><text:s/></text:span><text:span text:style-name="T163">(</text:span><text:span text:style-name="T164">const</text:span><text:span text:style-name="T165"><text:s/></text:span><text:span text:style-name="T166">int</text:span><text:span text:style-name="T167"><text:s/></text:span><text:span text:style-name="T168">d</text:span><text:span text:style-name="T169">)</text:span></text:p>
        </text:list-item>
        <text:list-item>
          <text:p text:style-name="P170"><text:span text:style-name="T171">Принимает количество столбцов в массиве (</text:span><text:span text:style-name="T172">const</text:span><text:span text:style-name="T173"><text:s/></text:span><text:span text:style-name="T174">int</text:span><text:span text:style-name="T175"><text:s/></text:span><text:span text:style-name="T176">h</text:span><text:span text:style-name="T177">)</text:span></text:p>
        </text:list-item>
        <text:list-item>
          <text:p text:style-name="P178"><text:span text:style-name="T179">Вычисляет среднюю температуру всех дней с помощью (</text:span><text:span text:style-name="T180">overallA</text:span><text:span text:style-name="T181">verage)</text:span></text:p>
        </text:list-item>
        <text:list-item>
          <text:p text:style-name="P182">Считает, сколько элементов строго больше среднего</text:p>
        </text:list-item>
        <text:list-item>
          <text:p text:style-name="P183"><text:span text:style-name="T184">Проходится по строкам в двойном массиве(по дням), с помощью<text:s/></text:span><text:span text:style-name="T185">dayAverage</text:span><text:span text:style-name="T186"><text:s/></text:span><text:span text:style-name="T187">вычисляет среднюю температуру дня, и если эта температура выше средней температуры всех дней, выводит этот день и среднюю температуру в этом дне</text:span></text:p>
        </text:list-item>
      </text:list>
      <text:p text:style-name="Standard"><text:span text:style-name="T188">2.</text:span><text:span text:style-name="T189"><text:s/></text:span><text:span text:style-name="T190">Код</text:span><text:span text:style-name="T191">:</text:span></text:p>
      <text:p text:style-name="Standard"><text:span text:style-name="T192">#include &lt;iostream&gt;</text:span><text:span text:style-name="T193"><text:line-break/>#include &lt;sstream&gt;</text:span><text:span text:style-name="T194"><text:line-break/>#include &lt;string&gt;</text:span><text:span text:style-name="T195"><text:line-break/></text:span><text:span text:style-name="T196"><text:line-break/>using namespace std;</text:span><text:span text:style-name="T197"><text:line-break/></text:span><text:span text:style-name="T198"><text:line-break/>void inputData(float** const p, const int d, const int h){</text:span><text:span text:style-name="T199"><text:line-break/><text:s text:c="4"/>for (int i = 0; i &lt; d; i++) {</text:span><text:span text:style-name="T200"><text:line-break/><text:s text:c="8"/>while (true) {</text:span><text:span text:style-name="T201"><text:line-break/><text:s text:c="12"/>cout &lt;&lt; "Day " &lt;&lt; i+1 &lt;&lt; ": ";</text:span><text:span text:style-name="T202"><text:line-break/><text:s text:c="12"/>string s;</text:span><text:span text:style-name="T203"><text:line-break/><text:s text:c="12"/>getline(cin, s);</text:span><text:span text:style-name="T204"><text:line-break/><text:s text:c="12"/>istringstream ss(s); <text:s/>//<text:s/></text:span><text:span text:style-name="T205">Важно</text:span><text:span text:style-name="T206"><text:line-break/><text:s text:c="12"/>bool exit = true;</text:span><text:span text:style-name="T207"><text:line-break/><text:s text:c="12"/>for (int j = 0; j &lt; h; j++) {</text:span><text:span text:style-name="T208"><text:line-break/><text:s text:c="16"/>if (!(ss &gt;&gt; *(*(p + i) + j))) {</text:span><text:span text:style-name="T209"><text:line-break/><text:s text:c="20"/>cout &lt;&lt; "Wrong input, try again" &lt;&lt; endl;</text:span><text:span text:style-name="T210"><text:line-break/><text:s text:c="20"/>exit = false;</text:span><text:span text:style-name="T211"><text:line-break/></text:span><text:soft-page-break/><text:span text:style-name="T212"><text:s text:c="20"/>break;</text:span><text:span text:style-name="T213"><text:line-break/><text:s text:c="16"/>}</text:span><text:span text:style-name="T214"><text:line-break/><text:s text:c="16"/>if (*(*(p + i) + j) &lt; -50 or *(*(p + i) + j) &gt; 50) {</text:span><text:span text:style-name="T215"><text:line-break/><text:s text:c="20"/>cout &lt;&lt; "Wrong input, try again" &lt;&lt; endl;</text:span><text:span text:style-name="T216"><text:line-break/><text:s text:c="20"/>exit = false;</text:span><text:span text:style-name="T217"><text:line-break/><text:s text:c="20"/>break;</text:span><text:span text:style-name="T218"><text:line-break/><text:s text:c="16"/>}</text:span><text:span text:style-name="T219"><text:line-break/><text:s text:c="12"/>}</text:span><text:span text:style-name="T220"><text:line-break/><text:s text:c="12"/>if (char one_more; exit &amp;&amp; ss &gt;&gt; one_more) {</text:span><text:span text:style-name="T221"><text:line-break/><text:s text:c="16"/>cout &lt;&lt; "Wrong input, try again" &lt;&lt; endl;</text:span><text:span text:style-name="T222"><text:line-break/><text:s text:c="16"/>exit = false;</text:span><text:span text:style-name="T223"><text:line-break/><text:s text:c="12"/>}</text:span><text:span text:style-name="T224"><text:line-break/><text:s text:c="12"/>if (exit) break;</text:span><text:span text:style-name="T225"><text:line-break/><text:s text:c="8"/>}</text:span><text:span text:style-name="T226"><text:line-break/><text:s text:c="4"/>}</text:span><text:span text:style-name="T227"><text:line-break/>}</text:span><text:span text:style-name="T228"><text:line-break/></text:span><text:span text:style-name="T229"><text:line-break/>float dayAverage(const float* row, const int h) {</text:span><text:span text:style-name="T230"><text:line-break/><text:s text:c="4"/>float avg = 0.0;</text:span><text:span text:style-name="T231"><text:line-break/><text:s text:c="4"/>for (int i = 0; i &lt; h; i++) {</text:span><text:span text:style-name="T232"><text:line-break/><text:s text:c="8"/>avg += *(row + i);</text:span><text:span text:style-name="T233"><text:line-break/><text:s text:c="4"/>}</text:span><text:span text:style-name="T234"><text:line-break/><text:s text:c="4"/>return avg / static_cast&lt;float&gt;(h);</text:span><text:span text:style-name="T235"><text:line-break/>}</text:span><text:span text:style-name="T236"><text:line-break/></text:span><text:span text:style-name="T237"><text:line-break/>float overallAverage(float** p, const int d, const int h) {</text:span><text:span text:style-name="T238"><text:line-break/><text:s text:c="4"/>float ovravg = 0.0;</text:span><text:span text:style-name="T239"><text:line-break/><text:s text:c="4"/>for (int i = 0; i &lt; d; i++) {</text:span><text:span text:style-name="T240"><text:line-break/><text:s text:c="8"/>ovravg += dayAverage(*(p + i), h);</text:span><text:span text:style-name="T241"><text:line-break/><text:s text:c="4"/>}</text:span><text:span text:style-name="T242"><text:line-break/><text:s text:c="4"/>return ovravg / static_cast&lt;float&gt;(d);</text:span><text:span text:style-name="T243"><text:line-break/>}</text:span><text:span text:style-name="T244"><text:line-break/></text:span><text:span text:style-name="T245"><text:line-break/>void showHotDays(float** p, const int d, const int h) {</text:span><text:span text:style-name="T246"><text:line-break/><text:s text:c="4"/>const float avg = overallAverage(p, d, h);</text:span><text:span text:style-name="T247"><text:line-break/><text:s text:c="4"/>for (int i = 0; i &lt; d; i++) {</text:span><text:span text:style-name="T248"><text:line-break/><text:s text:c="8"/>if (dayAverage(*(p +i), h) &gt; avg) {</text:span><text:span text:style-name="T249"><text:line-break/><text:s text:c="12"/>cout &lt;&lt; "Day " &lt;&lt; i+1 &lt;&lt; " (average = " &lt;&lt; dayAverage(*(p + i), h) &lt;&lt; ")" &lt;&lt; endl;</text:span><text:span text:style-name="T250"><text:line-break/><text:s text:c="8"/>}</text:span><text:span text:style-name="T251"><text:line-break/><text:s text:c="4"/>}</text:span><text:span text:style-name="T252"><text:line-break/>}</text:span><text:span text:style-name="T253"><text:line-break/></text:span><text:span text:style-name="T254"><text:line-break/>int main() {</text:span><text:span text:style-name="T255"><text:line-break/><text:s text:c="4"/>int d, h;</text:span><text:span text:style-name="T256"><text:line-break/></text:span><text:soft-page-break/><text:span text:style-name="T257"><text:s text:c="4"/>string input;</text:span><text:span text:style-name="T258"><text:line-break/><text:s text:c="4"/>while (true) {</text:span><text:span text:style-name="T259"><text:line-break/><text:s text:c="8"/>cout &lt;&lt; "Enter the number of days: ";</text:span><text:span text:style-name="T260"><text:line-break/><text:s text:c="8"/>getline(cin, input);</text:span><text:span text:style-name="T261"><text:line-break/><text:s text:c="8"/>if (stringstream ss(input); ss &gt;&gt; d &amp;&amp; ss.eof() and 0 &lt; d &lt; 31) {</text:span><text:span text:style-name="T262"><text:line-break/><text:s text:c="12"/>break;</text:span><text:span text:style-name="T263"><text:line-break/><text:s text:c="8"/>}</text:span><text:span text:style-name="T264"><text:line-break/><text:s text:c="8"/>else {</text:span><text:span text:style-name="T265"><text:line-break/><text:s text:c="12"/>cout &lt;&lt; "Wrong input, try again" &lt;&lt; endl;</text:span><text:span text:style-name="T266"><text:line-break/><text:s text:c="8"/>}</text:span><text:span text:style-name="T267"><text:line-break/><text:s text:c="4"/>}</text:span><text:span text:style-name="T268"><text:line-break/><text:s text:c="4"/>while (true) {</text:span><text:span text:style-name="T269"><text:line-break/><text:s text:c="8"/>cout &lt;&lt; "Enter the number of measurements in single day: ";</text:span><text:span text:style-name="T270"><text:line-break/><text:s text:c="8"/>getline(cin, input);</text:span><text:span text:style-name="T271"><text:line-break/><text:s text:c="8"/>if (stringstream ss(input); ss &gt;&gt; h &amp;&amp; ss.eof() and 0 &lt; h &lt; 24) {</text:span><text:span text:style-name="T272"><text:line-break/><text:s text:c="12"/>break;</text:span><text:span text:style-name="T273"><text:line-break/><text:s text:c="8"/>}</text:span><text:span text:style-name="T274"><text:line-break/><text:s text:c="8"/>else {</text:span><text:span text:style-name="T275"><text:line-break/><text:s text:c="12"/>cout &lt;&lt; "Wrong input, try again" &lt;&lt; endl;</text:span><text:span text:style-name="T276"><text:line-break/><text:s text:c="8"/>}</text:span><text:span text:style-name="T277"><text:line-break/><text:s text:c="4"/>}</text:span><text:span text:style-name="T278"><text:line-break/><text:s text:c="4"/>auto** data = new float*[d];</text:span><text:span text:style-name="T279"><text:line-break/><text:s text:c="4"/>for (int i = 0; i &lt; d; i++) {</text:span><text:span text:style-name="T280"><text:line-break/><text:s text:c="8"/>*(data + i) = new float[h];</text:span><text:span text:style-name="T281"><text:line-break/><text:s text:c="4"/>}</text:span><text:span text:style-name="T282"><text:line-break/><text:s text:c="4"/>inputData(data, d, h);</text:span><text:span text:style-name="T283"><text:line-break/><text:s text:c="4"/>cout &lt;&lt; "Overall average temperature is: " &lt;&lt; overallAverage(data, d, h) &lt;&lt; endl;</text:span><text:span text:style-name="T284"><text:line-break/><text:s text:c="4"/>cout &lt;&lt; "Hot days:" &lt;&lt; endl;</text:span><text:span text:style-name="T285"><text:line-break/><text:s text:c="4"/>showHotDays(data, d, h);</text:span><text:span text:style-name="T286"><text:line-break/><text:s text:c="4"/>for (int i = 0; i &lt; d; i++) {</text:span><text:span text:style-name="T287"><text:line-break/><text:s text:c="8"/>delete[] *(data + i);</text:span><text:span text:style-name="T288"><text:line-break/><text:s text:c="4"/>}</text:span><text:span text:style-name="T289"><text:line-break/><text:s text:c="4"/>delete[] data;</text:span><text:span text:style-name="T290"><text:line-break/><text:s text:c="4"/>return 0;</text:span><text:span text:style-name="T291"><text:line-break/>}</text:span></text:p>
      <text:p text:style-name="P292"/>
      <text:p text:style-name="Standard"><text:span text:style-name="T293">4.<text:s/></text:span><text:span text:style-name="T294">C</text:span><text:span text:style-name="T295">ссылка на репозиторий:</text:span><text:s/><text:a xlink:href="https://github.com/Mirox-dev/Lab_2-4" office:target-frame-name="_top" xlink:show="replace"><text:span text:style-name="T296">Mirox-dev/Lab_2-4</text:span></text:a></text:p>
      <text:p text:style-name="P297"/>
      <text:p text:style-name="P298">5. Вывод:</text:p>
      <text:p text:style-name="Standard"><text:span text:style-name="T299">Написал программу на<text:s/></text:span><text:span text:style-name="T300">C</text:span><text:span text:style-name="T301">++,<text:s/></text:span><text:span text:style-name="T302">о</text:span><text:span text:style-name="T303">свои</text:span><text:span text:style-name="T304">л</text:span><text:span text:style-name="T305"><text:s/>передачу двумерных массивов в функции</text:span><text:span text:style-name="T306">, освоил передачу массива по указателю в функции,<text:s/></text:span><text:span text:style-name="T307">о</text:span><text:span text:style-name="T308">тработа</text:span><text:span text:style-name="T309">л<text:s/></text:span><text:span text:style-name="T310">арифметику указателей при работе с «матрицами»</text:span><text:span text:style-name="T311">,</text:span><text:span text:style-name="T312"><text:s/></text:span><text:span text:style-name="T313">н</text:span><text:span text:style-name="T314">аучи</text:span><text:span text:style-name="T315">л</text:span><text:span text:style-name="T316">ся выполнять простейшую фильтрацию и статистику в многомерных данных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Гиперссылка" style:display-name="Гиперссылка" style:family="text" style:parent-style-name="Основнойшрифтабзаца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Неразрешенноеупоминание" style:display-name="Неразрешенное упоминание" style:family="text" style:parent-style-name="Основнойшрифтабзаца">
      <style:text-properties fo:color="#605E5C" fo:background-color="#E1DFDD"/>
    </style:style>
    <style:style style:name="Просмотреннаягиперссылка" style:display-name="Просмотренная гиперссылка" style:family="text" style:parent-style-name="Основнойшрифтабзаца">
      <style:text-properties fo:color="#954F72" style:text-underline-type="single" style:text-underline-style="solid" style:text-underline-width="auto" style:text-underline-mode="continuous" style:text-underline-color="font-color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2LVL2" style:family="text">
      <style:text-properties style:font-name="Symbol"/>
    </style:style>
    <style:style style:name="WW_CharLFO3LVL1" style:family="text">
      <style:text-properties style:font-name="Courier New" style:font-name-complex="Courier New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Symbol"/>
    </style:style>
    <style:style style:name="WW_CharLFO4LVL2" style:family="text">
      <style:text-properties style:font-name="Courier New" style:font-name-complex="Courier New" fo:font-size="14pt" style:font-size-asian="14pt" style:font-size-complex="14pt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Courier New" style:font-name-complex="Courier New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Symbol"/>
    </style:style>
    <style:style style:name="WW_CharLFO6LVL2" style:family="text">
      <style:text-properties style:font-name="Courier New" style:font-name-complex="Courier New"/>
    </style:style>
    <style:style style:name="WW_CharLFO6LVL3" style:family="text">
      <style:text-properties style:font-name="Wingdings"/>
    </style:style>
    <style:style style:name="WW_CharLFO6LVL4" style:family="text">
      <style:text-properties style:font-name="Symbol"/>
    </style:style>
    <style:style style:name="WW_CharLFO6LVL5" style:family="text">
      <style:text-properties style:font-name="Courier New" style:font-name-complex="Courier New"/>
    </style:style>
    <style:style style:name="WW_CharLFO6LVL6" style:family="text">
      <style:text-properties style:font-name="Wingdings"/>
    </style:style>
    <style:style style:name="WW_CharLFO6LVL7" style:family="text">
      <style:text-properties style:font-name="Symbol"/>
    </style:style>
    <style:style style:name="WW_CharLFO6LVL8" style:family="text">
      <style:text-properties style:font-name="Courier New" style:font-name-complex="Courier New"/>
    </style:style>
    <style:style style:name="WW_CharLFO6LVL9" style:family="text">
      <style:text-properties style:font-name="Wingdings"/>
    </style:style>
    <style:style style:name="WW_CharLFO7LVL1" style:family="text">
      <style:text-properties style:font-name="Courier New" style:font-name-complex="Courier New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1" text:display-levels="2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 text:display-levels="3">
        <style:list-level-properties text:space-before="0.75in" text:min-label-width="0.5in" text:list-level-position-and-space-mode="label-alignment">
          <style:list-level-label-alignment text:label-followed-by="listtab" fo:margin-left="1.25in" fo:text-indent="-0.5in"/>
        </style:list-level-properties>
      </text:list-level-style-number>
      <text:list-level-style-number text:level="4" style:num-suffix="." style:num-format="1" text:display-levels="4">
        <style:list-level-properties text:space-before="1in" text:min-label-width="0.5in" text:list-level-position-and-space-mode="label-alignment">
          <style:list-level-label-alignment text:label-followed-by="listtab" fo:margin-left="1.5in" fo:text-indent="-0.5in"/>
        </style:list-level-properties>
      </text:list-level-style-number>
      <text:list-level-style-number text:level="5" style:num-suffix="." style:num-format="1" text:display-levels="5">
        <style:list-level-properties text:space-before="1.25in" text:min-label-width="0.75in" text:list-level-position-and-space-mode="label-alignment">
          <style:list-level-label-alignment text:label-followed-by="listtab" fo:margin-left="2in" fo:text-indent="-0.75in"/>
        </style:list-level-properties>
      </text:list-level-style-number>
      <text:list-level-style-number text:level="6" style:num-suffix="." style:num-format="1" text:display-levels="6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7" style:num-suffix="." style:num-format="1" text:display-levels="7">
        <style:list-level-properties text:space-before="1.75in" text:min-label-width="1in" text:list-level-position-and-space-mode="label-alignment">
          <style:list-level-label-alignment text:label-followed-by="listtab" fo:margin-left="2.75in" fo:text-indent="-1in"/>
        </style:list-level-properties>
      </text:list-level-style-number>
      <text:list-level-style-number text:level="8" style:num-suffix="." style:num-format="1" text:display-levels="8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  <text:list-level-style-number text:level="9" style:num-suffix="." style:num-format="1" text:display-levels="9">
        <style:list-level-properties text:space-before="2.25in" text:min-label-width="1.25in" text:list-level-position-and-space-mode="label-alignment">
          <style:list-level-label-alignment text:label-followed-by="listtab" fo:margin-left="3.5in" fo:text-indent="-1.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bullet text:level="2" text:style-name="WW_CharLFO2LVL2" text:bullet-char="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text:list-style style:name="LFO3">
      <text:list-level-style-bullet text:level="1" text:style-name="WW_CharLFO3LVL1" text:bullet-char="o">
        <style:list-level-properties text:space-before="1.2347in" text:min-label-width="0.25in" text:list-level-position-and-space-mode="label-alignment">
          <style:list-level-label-alignment text:label-followed-by="listtab" fo:margin-left="1.4847in" fo:text-indent="-0.25in"/>
        </style:list-level-properties>
        <style:text-properties style:font-name="Courier New"/>
      </text:list-level-style-bullet>
      <text:list-level-style-bullet text:level="2" text:style-name="WW_CharLFO3LVL2" text:bullet-char="o">
        <style:list-level-properties text:space-before="1.7347in" text:min-label-width="0.25in" text:list-level-position-and-space-mode="label-alignment">
          <style:list-level-label-alignment text:label-followed-by="listtab" fo:margin-left="1.9847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2.2347in" text:min-label-width="0.25in" text:list-level-position-and-space-mode="label-alignment">
          <style:list-level-label-alignment text:label-followed-by="listtab" fo:margin-left="2.4847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.7347in" text:min-label-width="0.25in" text:list-level-position-and-space-mode="label-alignment">
          <style:list-level-label-alignment text:label-followed-by="listtab" fo:margin-left="2.9847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3.2347in" text:min-label-width="0.25in" text:list-level-position-and-space-mode="label-alignment">
          <style:list-level-label-alignment text:label-followed-by="listtab" fo:margin-left="3.4847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.7347in" text:min-label-width="0.25in" text:list-level-position-and-space-mode="label-alignment">
          <style:list-level-label-alignment text:label-followed-by="listtab" fo:margin-left="3.9847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4.2347in" text:min-label-width="0.25in" text:list-level-position-and-space-mode="label-alignment">
          <style:list-level-label-alignment text:label-followed-by="listtab" fo:margin-left="4.4847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.7347in" text:min-label-width="0.25in" text:list-level-position-and-space-mode="label-alignment">
          <style:list-level-label-alignment text:label-followed-by="listtab" fo:margin-left="4.9847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5.2347in" text:min-label-width="0.25in" text:list-level-position-and-space-mode="label-alignment">
          <style:list-level-label-alignment text:label-followed-by="listtab" fo:margin-left="5.4847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4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4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4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4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4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2" text:style-name="WW_CharLFO5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5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5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5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5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5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5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6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6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o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  <style:text-properties style:font-name="Courier New"/>
      </text:list-level-style-bullet>
      <text:list-level-style-bullet text:level="2" text:style-name="WW_CharLFO7LVL2" text:bullet-char="o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9923in" text:min-label-width="0.25in" text:list-level-position-and-space-mode="label-alignment">
          <style:list-level-label-alignment text:label-followed-by="listtab" fo:margin-left="3.242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4923in" text:min-label-width="0.25in" text:list-level-position-and-space-mode="label-alignment">
          <style:list-level-label-alignment text:label-followed-by="listtab" fo:margin-left="4.7423in" fo:text-indent="-0.25in"/>
        </style:list-level-properties>
        <style:text-properties style:font-name="Wingdings"/>
      </text:list-level-style-bullet>
    </text:list-style>
    <text:list-style style:name="LFO8">
      <text:list-level-style-number text:level="1" style:num-suffix="." style:num-format="1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8673in" text:min-label-width="0.125in" text:list-level-position-and-space-mode="label-alignment">
          <style:list-level-label-alignment text:label-followed-by="listtab" fo:margin-left="1.9923in" fo:text-indent="-0.125in"/>
        </style:list-level-properties>
      </text:list-level-style-number>
      <text:list-level-style-number text:level="4" style:num-suffix="." style:num-format="1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3673in" text:min-label-width="0.125in" text:list-level-position-and-space-mode="label-alignment">
          <style:list-level-label-alignment text:label-followed-by="listtab" fo:margin-left="3.4923in" fo:text-indent="-0.125in"/>
        </style:list-level-properties>
      </text:list-level-style-number>
      <text:list-level-style-number text:level="7" style:num-suffix="." style:num-format="1">
        <style:list-level-properties text:space-before="3.7423in" text:min-label-width="0.25in" text:list-level-position-and-space-mode="label-alignment">
          <style:list-level-label-alignment text:label-followed-by="listtab" fo:margin-left="3.99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.2423in" text:min-label-width="0.25in" text:list-level-position-and-space-mode="label-alignment">
          <style:list-level-label-alignment text:label-followed-by="listtab" fo:margin-left="4.49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8673in" text:min-label-width="0.125in" text:list-level-position-and-space-mode="label-alignment">
          <style:list-level-label-alignment text:label-followed-by="listtab" fo:margin-left="4.9923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4923in" text:min-label-width="0.25in" text:list-level-position-and-space-mode="label-alignment">
          <style:list-level-label-alignment text:label-followed-by="listtab" fo:margin-left="0.7423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173in" text:min-label-width="0.125in" text:list-level-position-and-space-mode="label-alignment">
          <style:list-level-label-alignment text:label-followed-by="listtab" fo:margin-left="1.7423in" fo:text-indent="-0.125in"/>
        </style:list-level-properties>
      </text:list-level-style-number>
      <text:list-level-style-number text:level="4" style:num-suffix="." style:num-format="1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173in" text:min-label-width="0.125in" text:list-level-position-and-space-mode="label-alignment">
          <style:list-level-label-alignment text:label-followed-by="listtab" fo:margin-left="3.2423in" fo:text-indent="-0.125in"/>
        </style:list-level-properties>
      </text:list-level-style-number>
      <text:list-level-style-number text:level="7" style:num-suffix="." style:num-format="1">
        <style:list-level-properties text:space-before="3.4923in" text:min-label-width="0.25in" text:list-level-position-and-space-mode="label-alignment">
          <style:list-level-label-alignment text:label-followed-by="listtab" fo:margin-left="3.7423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9923in" text:min-label-width="0.25in" text:list-level-position-and-space-mode="label-alignment">
          <style:list-level-label-alignment text:label-followed-by="listtab" fo:margin-left="4.2423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173in" text:min-label-width="0.125in" text:list-level-position-and-space-mode="label-alignment">
          <style:list-level-label-alignment text:label-followed-by="listtab" fo:margin-left="4.7423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user</meta:initial-creator>
    <dc:creator>Евгений Голуб</dc:creator>
    <meta:creation-date>2025-11-29T13:15:00Z</meta:creation-date>
    <dc:date>2025-11-29T13:15:00Z</dc:date>
    <meta:template xlink:href="Normal" xlink:type="simple"/>
    <meta:editing-cycles>2</meta:editing-cycles>
    <meta:editing-duration>PT300S</meta:editing-duration>
    <meta:document-statistic meta:page-count="4" meta:paragraph-count="11" meta:word-count="887" meta:character-count="5934" meta:row-count="42" meta:non-whitespace-character-count="5058"/>
  </office:meta>
</office:document-meta>
</file>